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formula="of:=IF([.B1];[.C1];[.D1])"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IF([.B2];[.C2];[.D2])" office:value-type="float" office:value="2">
            <text:p>2</text:p>
          </table:table-cell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IF([.B3];[.A2];[.A1])"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IF([.B4];IF([.A3];[.A2];[.A1]);[.D4])" office:value-type="float" office:value="2">
            <text:p>2</text:p>
          </table:table-cell>
          <table:table-cell office:value-type="boolean" office:boolean-value="2">
            <text:p>TRU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IF([.B4];[.C3];[.C4])+IF([.A3];[.B3];[.C3])" office:value-type="float" office:value="3">
            <text:p>3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8/02/2019</text:date>, <text:time>11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1:00:33.34</meta:creation-date>
    <dc:date>2019-02-08T11:21:00.99</dc:date>
    <meta:editing-duration>PT6M46S</meta:editing-duration>
    <meta:editing-cycles>2</meta:editing-cycles>
    <meta:generator>OpenOffice/4.1.6$Win32 OpenOffice.org_project/416m1$Build-9790</meta:generator>
    <meta:document-statistic meta:table-count="3" meta:cell-count="17" meta:object-count="0"/>
  </office:meta>
</office:document-meta>
</file>